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fo:font-weight="bold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 style:list-style-name="L4"/>
    <style:style style:name="P6" style:family="paragraph" style:parent-style-name="Text_20_body" style:list-style-name="L5"/>
    <style:style style:name="P7" style:family="paragraph" style:parent-style-name="Text_20_body" style:list-style-name="L1">
      <style:paragraph-properties fo:margin-top="0in" fo:margin-bottom="0in" loext:contextual-spacing="false"/>
    </style:style>
    <style:style style:name="P8" style:family="paragraph" style:parent-style-name="Text_20_body" style:list-style-name="L2">
      <style:paragraph-properties fo:margin-top="0in" fo:margin-bottom="0in" loext:contextual-spacing="false"/>
    </style:style>
    <style:style style:name="P9" style:family="paragraph" style:parent-style-name="Text_20_body" style:list-style-name="L3">
      <style:paragraph-properties fo:margin-top="0in" fo:margin-bottom="0in" loext:contextual-spacing="false"/>
    </style:style>
    <style:style style:name="P10" style:family="paragraph" style:parent-style-name="Text_20_body" style:list-style-name="L4">
      <style:paragraph-properties fo:margin-top="0in" fo:margin-bottom="0in" loext:contextual-spacing="false"/>
    </style:style>
    <style:style style:name="P11" style:family="paragraph" style:parent-style-name="Text_20_body" style:list-style-name="L5">
      <style:paragraph-properties fo:margin-top="0in" fo:margin-bottom="0in" loext:contextual-spacing="false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 text:name="__w2_CtxUtMj_answer_story"/>Frontend: </text:p>
      <text:list xml:id="list3582176837403412649" text:style-name="L1">
        <text:list-item>
          <text:p text:style-name="P7">HTML (Jade)</text:p>
        </text:list-item>
        <text:list-item>
          <text:p text:style-name="P7">CSS (SASS/LESS)</text:p>
        </text:list-item>
        <text:list-item>
          <text:p text:style-name="P2">Javascript (Angular.js, jQuery, CoffeeScript, Backbone.js, React.js)</text:p>
        </text:list-item>
      </text:list>
      <text:p text:style-name="P1">Database:</text:p>
      <text:list xml:id="list7836645183775770724" text:style-name="L2">
        <text:list-item>
          <text:p text:style-name="P8">Postgresql 9.4</text:p>
        </text:list-item>
        <text:list-item>
          <text:p text:style-name="P8">MongoDB</text:p>
        </text:list-item>
        <text:list-item>
          <text:p text:style-name="P3">MySql</text:p>
        </text:list-item>
      </text:list>
      <text:p text:style-name="P1">Backend:</text:p>
      <text:list xml:id="list5511254773811954102" text:style-name="L3">
        <text:list-item>
          <text:p text:style-name="P9">Node.js</text:p>
        </text:list-item>
        <text:list-item>
          <text:p text:style-name="P9">Ruby On Rails</text:p>
        </text:list-item>
        <text:list-item>
          <text:p text:style-name="P9">PHP</text:p>
        </text:list-item>
        <text:list-item>
          <text:p text:style-name="P4">Python</text:p>
        </text:list-item>
      </text:list>
      <text:p text:style-name="P1">Tools: </text:p>
      <text:list xml:id="list9027428931039367893" text:style-name="L4">
        <text:list-item>
          <text:p text:style-name="P10">GIT</text:p>
        </text:list-item>
        <text:list-item>
          <text:p text:style-name="P10">GULP</text:p>
        </text:list-item>
        <text:list-item>
          <text:p text:style-name="P10">ATOM</text:p>
        </text:list-item>
        <text:list-item>
          <text:p text:style-name="P10">SUBLIME</text:p>
        </text:list-item>
        <text:list-item>
          <text:p text:style-name="P10">AWS</text:p>
        </text:list-item>
        <text:list-item>
          <text:p text:style-name="P10">HEROKU</text:p>
        </text:list-item>
        <text:list-item>
          <text:p text:style-name="P5">SITEPRISM</text:p>
        </text:list-item>
      </text:list>
      <text:p text:style-name="P1">Web Design:</text:p>
      <text:list xml:id="list4636124223579475449" text:style-name="L5">
        <text:list-item>
          <text:p text:style-name="P11">Photoshop</text:p>
        </text:list-item>
        <text:list-item>
          <text:p text:style-name="P6">Illustrator </text:p>
        </text:list-item>
      </text:list>
      <text:p text:style-name="Text_20_body">In noway am i expert in all of these tools and languages. I use maybe 30% or 40% of what i mentioned, the rest i just learned for fun or did a few project on. And although i think its good for a developer to be resourceful and know a lot of languages and tools, he should stay focused on a his main tools until he master them. 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23T17:14:23.516662655</meta:creation-date>
    <dc:date>2016-12-23T17:15:09.787936872</dc:date>
    <meta:editing-duration>PT47S</meta:editing-duration>
    <meta:editing-cycles>1</meta:editing-cycles>
    <meta:document-statistic meta:table-count="0" meta:image-count="0" meta:object-count="0" meta:page-count="1" meta:paragraph-count="25" meta:word-count="122" meta:character-count="597" meta:non-whitespace-character-count="515"/>
    <meta:generator>LibreOffice/5.1.4.2$Linux_X86_64 LibreOffice_project/10m0$Build-2</meta:generator>
  </office:meta>
</office:document-meta>
</file>